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9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4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9pt"/>
    </style:style>
    <style:style style:name="P580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9pt" style:font-size-asian="9pt" style:font-size-complex="9pt"/>
    </style:style>
  </office:automatic-styles>
  <office:body>
    <office:text text:use-soft-page-breaks="true">
      <text:list text:style-name="LFO1" text:continue-numbering="true">
        <text:list-item>
          <text:p text:style-name="P1">QR932552543BR</text:p>
        </text:list-item>
        <text:list-item>
          <text:p text:style-name="P305">QR932749545BR</text:p>
        </text:list-item>
        <text:list-item>
          <text:p text:style-name="P306">SY532568851BR</text:p>
        </text:list-item>
        <text:list-item>
          <text:p text:style-name="P307">QR932521095BR</text:p>
        </text:list-item>
        <text:list-item>
          <text:p text:style-name="P308">QR932502167BR</text:p>
        </text:list-item>
        <text:list-item>
          <text:p text:style-name="P309">QR932540559BR</text:p>
        </text:list-item>
        <text:list-item>
          <text:p text:style-name="P310">QR931685061BR</text:p>
        </text:list-item>
        <text:list-item>
          <text:p text:style-name="P311">SY533929769BR</text:p>
        </text:list-item>
        <text:list-item>
          <text:p text:style-name="P312">QR932533181BR</text:p>
        </text:list-item>
        <text:list-item>
          <text:p text:style-name="P313">QR931686169BR</text:p>
        </text:list-item>
        <text:list-item>
          <text:p text:style-name="P314">QR932750005BR</text:p>
        </text:list-item>
        <text:list-item>
          <text:p text:style-name="P315">SY532587056BR</text:p>
        </text:list-item>
        <text:list-item>
          <text:p text:style-name="P316">QR931608524BR</text:p>
        </text:list-item>
        <text:list-item>
          <text:p text:style-name="P317">QR932465610BR</text:p>
        </text:list-item>
        <text:list-item>
          <text:p text:style-name="P318">SY532556782BR</text:p>
        </text:list-item>
        <text:list-item>
          <text:p text:style-name="P319">QR931676538BR</text:p>
        </text:list-item>
        <text:list-item>
          <text:p text:style-name="P320">SY532577102BR</text:p>
        </text:list-item>
        <text:list-item>
          <text:p text:style-name="P321">SY533914375BR</text:p>
        </text:list-item>
        <text:list-item>
          <text:p text:style-name="P322">SY532555521BR</text:p>
        </text:list-item>
        <text:list-item>
          <text:p text:style-name="P323">SY533926705BR</text:p>
        </text:list-item>
        <text:list-item>
          <text:p text:style-name="P324">QR932773377BR</text:p>
        </text:list-item>
        <text:list-item>
          <text:p text:style-name="P325">SY533912193BR</text:p>
        </text:list-item>
        <text:list-item>
          <text:p text:style-name="P326">SY533928919BR</text:p>
        </text:list-item>
        <text:list-item>
          <text:p text:style-name="P327">QR932780333BR</text:p>
        </text:list-item>
        <text:list-item>
          <text:p text:style-name="P328">QR932753369BR</text:p>
        </text:list-item>
        <text:list-item>
          <text:p text:style-name="P329">QR931669483BR</text:p>
        </text:list-item>
        <text:list-item>
          <text:p text:style-name="P330">QR231038925BR</text:p>
        </text:list-item>
        <text:list-item>
          <text:p text:style-name="P331">QR933494714BR</text:p>
        </text:list-item>
        <text:list-item>
          <text:p text:style-name="P332">QR934290845BR</text:p>
        </text:list-item>
        <text:list-item>
          <text:p text:style-name="P333">QR933458875BR</text:p>
        </text:list-item>
        <text:list-item>
          <text:p text:style-name="P334">QR933448989BR</text:p>
        </text:list-item>
        <text:list-item>
          <text:p text:style-name="P335">SY532533680BR</text:p>
        </text:list-item>
        <text:list-item>
          <text:p text:style-name="P336">SY533963751BR</text:p>
        </text:list-item>
        <text:list-item>
          <text:p text:style-name="P337">SY533964584BR</text:p>
        </text:list-item>
        <text:list-item>
          <text:p text:style-name="P338">SY534039168BR</text:p>
        </text:list-item>
        <text:list-item>
          <text:p text:style-name="P339">SY533956557BR</text:p>
        </text:list-item>
        <text:list-item>
          <text:p text:style-name="P340">QR932564095BR</text:p>
        </text:list-item>
        <text:list-item>
          <text:p text:style-name="P341">QR932725178BR</text:p>
        </text:list-item>
        <text:list-item>
          <text:p text:style-name="P342">SY533928216BR</text:p>
        </text:list-item>
        <text:list-item>
          <text:p text:style-name="P343">QR932742057BR</text:p>
        </text:list-item>
        <text:list-item>
          <text:p text:style-name="P344">QR931669069BR</text:p>
        </text:list-item>
        <text:list-item>
          <text:p text:style-name="P345">SY532558576BR</text:p>
        </text:list-item>
        <text:list-item>
          <text:p text:style-name="P346">QR932799462BR</text:p>
        </text:list-item>
        <text:list-item>
          <text:p text:style-name="P347">SY533935866BR</text:p>
        </text:list-item>
        <text:list-item>
          <text:p text:style-name="P348">QR933466982BR</text:p>
        </text:list-item>
        <text:list-item>
          <text:p text:style-name="P349">SY533928088BR</text:p>
        </text:list-item>
        <text:list-item>
          <text:p text:style-name="P350">SY532579315BR</text:p>
        </text:list-item>
        <text:list-item>
          <text:p text:style-name="P351">QR932762391BR</text:p>
        </text:list-item>
        <text:list-item>
          <text:p text:style-name="P352">QR932782008BR</text:p>
        </text:list-item>
        <text:list-item>
          <text:p text:style-name="P353">QR931680197BR</text:p>
        </text:list-item>
        <text:list-item>
          <text:p text:style-name="P354">QR932768862BR</text:p>
        </text:list-item>
        <text:list-item>
          <text:p text:style-name="P355">QR932504358BR</text:p>
        </text:list-item>
        <text:list-item>
          <text:p text:style-name="P356">QR933849324BR</text:p>
        </text:list-item>
        <text:list-item>
          <text:p text:style-name="P357">QR933893169BR</text:p>
        </text:list-item>
        <text:list-item>
          <text:p text:style-name="P358">QR933449967BR</text:p>
        </text:list-item>
        <text:list-item>
          <text:p text:style-name="P359">QR933453184BR</text:p>
        </text:list-item>
        <text:list-item>
          <text:p text:style-name="P360">QR933485329BR</text:p>
        </text:list-item>
        <text:list-item>
          <text:p text:style-name="P361">QR932790993BR</text:p>
        </text:list-item>
        <text:list-item>
          <text:p text:style-name="P362">QR933463218BR</text:p>
        </text:list-item>
        <text:list-item>
          <text:p text:style-name="P363">SY534045203BR</text:p>
        </text:list-item>
        <text:list-item>
          <text:p text:style-name="P364">SY533908335BR</text:p>
        </text:list-item>
        <text:list-item>
          <text:p text:style-name="P365">SY534038715BR</text:p>
        </text:list-item>
        <text:list-item>
          <text:p text:style-name="P366">QR933895329BR</text:p>
        </text:list-item>
        <text:list-item>
          <text:p text:style-name="P367">SY533955619BR</text:p>
        </text:list-item>
        <text:list-item>
          <text:p text:style-name="P368">SY533989042BR</text:p>
        </text:list-item>
        <text:list-item>
          <text:p text:style-name="P369">QR933465275BR</text:p>
        </text:list-item>
        <text:list-item>
          <text:p text:style-name="P370">QR933853346BR</text:p>
        </text:list-item>
        <text:list-item>
          <text:p text:style-name="P371">QR933842241BR</text:p>
        </text:list-item>
        <text:list-item>
          <text:p text:style-name="P372">QR933439718BR</text:p>
        </text:list-item>
        <text:list-item>
          <text:p text:style-name="P373">QR933437195BR</text:p>
        </text:list-item>
        <text:list-item>
          <text:p text:style-name="P374">QR932764667BR</text:p>
        </text:list-item>
        <text:list-item>
          <text:p text:style-name="P375">QR933440509BR</text:p>
        </text:list-item>
        <text:list-item>
          <text:p text:style-name="P376">QR933506103BR</text:p>
        </text:list-item>
        <text:list-item>
          <text:p text:style-name="P377">QR932716953BR</text:p>
        </text:list-item>
        <text:list-item>
          <text:p text:style-name="P378">QR933820467BR</text:p>
        </text:list-item>
        <text:list-item>
          <text:p text:style-name="P379">QR933802260BR</text:p>
        </text:list-item>
        <text:list-item>
          <text:p text:style-name="P380">QR933819044BR</text:p>
        </text:list-item>
        <text:list-item>
          <text:p text:style-name="P381">SY534012845BR</text:p>
        </text:list-item>
        <text:list-item>
          <text:p text:style-name="P382">QR933837119BR</text:p>
        </text:list-item>
        <text:list-item>
          <text:p text:style-name="P383">QR932511889BR</text:p>
        </text:list-item>
        <text:list-item>
          <text:p text:style-name="P384">QR932503635BR</text:p>
        </text:list-item>
        <text:list-item>
          <text:p text:style-name="P385">QR932729325BR</text:p>
        </text:list-item>
        <text:list-item>
          <text:p text:style-name="P386">SY532536964BR</text:p>
        </text:list-item>
        <text:list-item>
          <text:p text:style-name="P387">QR933425152BR</text:p>
        </text:list-item>
        <text:list-item>
          <text:p text:style-name="P388">SY533903449BR</text:p>
        </text:list-item>
        <text:list-item>
          <text:p text:style-name="P389">SY534010195BR</text:p>
        </text:list-item>
        <text:list-item>
          <text:p text:style-name="P390">SY534004376BR</text:p>
        </text:list-item>
        <text:list-item>
          <text:p text:style-name="P391">SY534013744BR</text:p>
        </text:list-item>
        <text:list-item>
          <text:p text:style-name="P392">SY533961150BR</text:p>
        </text:list-item>
        <text:list-item>
          <text:p text:style-name="P393">QR932485530BR</text:p>
        </text:list-item>
        <text:list-item>
          <text:p text:style-name="P394">QR932538572BR</text:p>
        </text:list-item>
        <text:list-item>
          <text:p text:style-name="P395">QR933426011BR</text:p>
        </text:list-item>
        <text:list-item>
          <text:p text:style-name="P396">QR933839769BR</text:p>
        </text:list-item>
        <text:list-item>
          <text:p text:style-name="P397">QR933496600BR</text:p>
        </text:list-item>
        <text:list-item>
          <text:p text:style-name="P398">SY532574790BR</text:p>
        </text:list-item>
        <text:list-item>
          <text:p text:style-name="P399">QR933799512BR</text:p>
        </text:list-item>
        <text:list-item>
          <text:p text:style-name="P400">SY534004481BR</text:p>
        </text:list-item>
        <text:list-item>
          <text:p text:style-name="P401">QR933473379BR</text:p>
        </text:list-item>
        <text:list-item>
          <text:p text:style-name="P402">QR932814690BR</text:p>
        </text:list-item>
        <text:list-item>
          <text:p text:style-name="P403">QR933463005BR</text:p>
        </text:list-item>
        <text:list-item>
          <text:p text:style-name="P404">QR933814798BR</text:p>
        </text:list-item>
        <text:list-item>
          <text:p text:style-name="P405">QR932721471BR</text:p>
        </text:list-item>
        <text:list-item>
          <text:p text:style-name="P406">QR932770203BR</text:p>
        </text:list-item>
        <text:list-item>
          <text:p text:style-name="P407">QR932753995BR</text:p>
        </text:list-item>
        <text:list-item>
          <text:p text:style-name="P408">QR933869757BR</text:p>
        </text:list-item>
        <text:list-item>
          <text:p text:style-name="P409">QR933892543BR</text:p>
        </text:list-item>
        <text:list-item>
          <text:p text:style-name="P410">SY534031941BR</text:p>
        </text:list-item>
        <text:list-item>
          <text:p text:style-name="P411">QR933462645BR</text:p>
        </text:list-item>
        <text:list-item>
          <text:p text:style-name="P412">QR933806010BR</text:p>
        </text:list-item>
        <text:list-item>
          <text:p text:style-name="P413">QR932792359BR</text:p>
        </text:list-item>
        <text:list-item>
          <text:p text:style-name="P414">SY533926665BR</text:p>
        </text:list-item>
        <text:list-item>
          <text:p text:style-name="P415">SY533907573BR</text:p>
        </text:list-item>
        <text:list-item>
          <text:p text:style-name="P416">QR932544175BR</text:p>
        </text:list-item>
        <text:list-item>
          <text:p text:style-name="P417">QR932747955BR</text:p>
        </text:list-item>
        <text:list-item>
          <text:p text:style-name="P418">QR932522201BR</text:p>
        </text:list-item>
        <text:list-item>
          <text:p text:style-name="P419">QR933409225BR</text:p>
        </text:list-item>
        <text:list-item>
          <text:p text:style-name="P420">QR932738534BR</text:p>
        </text:list-item>
        <text:list-item>
          <text:p text:style-name="P421">QR932503539BR</text:p>
        </text:list-item>
        <text:list-item>
          <text:p text:style-name="P422">QR932767527BR</text:p>
        </text:list-item>
        <text:list-item>
          <text:p text:style-name="P423">QR932795593BR</text:p>
        </text:list-item>
        <text:list-item>
          <text:p text:style-name="P424">QR931673899BR</text:p>
        </text:list-item>
        <text:list-item>
          <text:p text:style-name="P425">QR933878348BR</text:p>
        </text:list-item>
        <text:list-item>
          <text:p text:style-name="P426">QR932800452BR</text:p>
        </text:list-item>
        <text:list-item>
          <text:p text:style-name="P427">SY534042989BR</text:p>
        </text:list-item>
        <text:list-item>
          <text:p text:style-name="P428">SY533940075BR</text:p>
        </text:list-item>
        <text:list-item>
          <text:p text:style-name="P429">QR932483216BR</text:p>
        </text:list-item>
        <text:list-item>
          <text:p text:style-name="P430">SY534001454BR</text:p>
        </text:list-item>
        <text:list-item>
          <text:p text:style-name="P431">SY534011730BR</text:p>
        </text:list-item>
        <text:list-item>
          <text:p text:style-name="P432">SY534018273BR</text:p>
        </text:list-item>
        <text:list-item>
          <text:p text:style-name="P433">QR932750566BR</text:p>
        </text:list-item>
        <text:list-item>
          <text:p text:style-name="P434">QR932736105BR</text:p>
        </text:list-item>
        <text:list-item>
          <text:p text:style-name="P435">QR932762309BR</text:p>
        </text:list-item>
        <text:list-item>
          <text:p text:style-name="P436">QR932504667BR</text:p>
        </text:list-item>
        <text:list-item>
          <text:p text:style-name="P437">SY532533115BR</text:p>
        </text:list-item>
        <text:list-item>
          <text:p text:style-name="P438">QR933861223BR</text:p>
        </text:list-item>
        <text:list-item>
          <text:p text:style-name="P439">QR932483750BR</text:p>
        </text:list-item>
        <text:list-item>
          <text:p text:style-name="P440">SY533990111BR</text:p>
        </text:list-item>
        <text:list-item>
          <text:p text:style-name="P441">QR933447895BR</text:p>
        </text:list-item>
        <text:list-item>
          <text:p text:style-name="P442">QR932752788BR</text:p>
        </text:list-item>
        <text:list-item>
          <text:p text:style-name="P443">SY533917023BR</text:p>
        </text:list-item>
        <text:list-item>
          <text:p text:style-name="P444">QR933421751BR</text:p>
        </text:list-item>
        <text:list-item>
          <text:p text:style-name="P445">QR933439810BR</text:p>
        </text:list-item>
        <text:list-item>
          <text:p text:style-name="P446">QR932515143BR</text:p>
        </text:list-item>
        <text:list-item>
          <text:p text:style-name="P447">QR932509001BR</text:p>
        </text:list-item>
        <text:list-item>
          <text:p text:style-name="P448">SY533929755BR</text:p>
        </text:list-item>
        <text:list-item>
          <text:p text:style-name="P449">QR933454967BR</text:p>
        </text:list-item>
        <text:list-item>
          <text:p text:style-name="P450">SY534055713BR</text:p>
        </text:list-item>
        <text:list-item>
          <text:p text:style-name="P451">QR933892455BR</text:p>
        </text:list-item>
        <text:list-item>
          <text:p text:style-name="P452">SY534016241BR</text:p>
        </text:list-item>
        <text:list-item>
          <text:p text:style-name="P453">QR933878626BR</text:p>
        </text:list-item>
        <text:list-item>
          <text:p text:style-name="P454">QR932734943BR</text:p>
        </text:list-item>
        <text:list-item>
          <text:p text:style-name="P455">SY536358368BR</text:p>
        </text:list-item>
        <text:list-item>
          <text:p text:style-name="P456">QR933439868BR</text:p>
        </text:list-item>
        <text:list-item>
          <text:p text:style-name="P457">QR933442368BR</text:p>
        </text:list-item>
        <text:list-item>
          <text:p text:style-name="P458">SY534016706BR</text:p>
        </text:list-item>
        <text:list-item>
          <text:p text:style-name="P459">SY533912746BR</text:p>
        </text:list-item>
        <text:list-item>
          <text:p text:style-name="P460">QR932733378BR</text:p>
        </text:list-item>
        <text:list-item>
          <text:p text:style-name="P461">SY536296650BR</text:p>
        </text:list-item>
        <text:list-item>
          <text:p text:style-name="P462">SY532555380BR</text:p>
        </text:list-item>
        <text:list-item>
          <text:p text:style-name="P463">QR932483834BR</text:p>
        </text:list-item>
        <text:list-item>
          <text:p text:style-name="P464">QR932745274BR</text:p>
        </text:list-item>
        <text:list-item>
          <text:p text:style-name="P465">SY534028956BR</text:p>
        </text:list-item>
        <text:list-item>
          <text:p text:style-name="P466">QR935228243BR</text:p>
        </text:list-item>
        <text:list-item>
          <text:p text:style-name="P467">SY536362787BR</text:p>
        </text:list-item>
        <text:list-item>
          <text:p text:style-name="P468">SY534028488BR</text:p>
        </text:list-item>
        <text:list-item>
          <text:p text:style-name="P469">SY534059834BR</text:p>
        </text:list-item>
        <text:list-item>
          <text:p text:style-name="P470">QR935214315BR</text:p>
        </text:list-item>
        <text:list-item>
          <text:p text:style-name="P471">SY533998680BR</text:p>
        </text:list-item>
        <text:list-item>
          <text:p text:style-name="P472">SY532553313BR</text:p>
        </text:list-item>
        <text:list-item>
          <text:p text:style-name="P473">QR933474975BR</text:p>
        </text:list-item>
        <text:list-item>
          <text:p text:style-name="P474">QR935228212BR</text:p>
        </text:list-item>
        <text:list-item>
          <text:p text:style-name="P475">SY534090848BR</text:p>
        </text:list-item>
        <text:list-item>
          <text:p text:style-name="P476">QR934386367BR</text:p>
        </text:list-item>
        <text:list-item>
          <text:p text:style-name="P477">SY534011712BR</text:p>
        </text:list-item>
        <text:list-item>
          <text:p text:style-name="P478">QR933884706BR</text:p>
        </text:list-item>
        <text:list-item>
          <text:p text:style-name="P479">SY533915760BR</text:p>
        </text:list-item>
        <text:list-item>
          <text:p text:style-name="P480">SY533977605BR</text:p>
        </text:list-item>
        <text:list-item>
          <text:p text:style-name="P481">QR932530684BR</text:p>
        </text:list-item>
        <text:list-item>
          <text:p text:style-name="P482">QR933453224BR</text:p>
        </text:list-item>
        <text:list-item>
          <text:p text:style-name="P483">QR933500998BR</text:p>
        </text:list-item>
        <text:list-item>
          <text:p text:style-name="P484">QR935233169BR</text:p>
        </text:list-item>
        <text:list-item>
          <text:p text:style-name="P485">QR933451679BR</text:p>
        </text:list-item>
        <text:list-item>
          <text:p text:style-name="P486">SY534029421BR</text:p>
        </text:list-item>
        <text:list-item>
          <text:p text:style-name="P487">SY533984235BR</text:p>
        </text:list-item>
        <text:list-item>
          <text:p text:style-name="P488">SY534033580BR</text:p>
        </text:list-item>
        <text:list-item>
          <text:p text:style-name="P489">SY534050588BR</text:p>
        </text:list-item>
        <text:list-item>
          <text:p text:style-name="P490">QR933432326BR</text:p>
        </text:list-item>
        <text:list-item>
          <text:p text:style-name="P491">SY533950355BR</text:p>
        </text:list-item>
        <text:list-item>
          <text:p text:style-name="P492">QR933821405BR</text:p>
        </text:list-item>
        <text:list-item>
          <text:p text:style-name="P493">QR935167972BR</text:p>
        </text:list-item>
        <text:list-item>
          <text:p text:style-name="P494">SY536338655BR</text:p>
        </text:list-item>
        <text:list-item>
          <text:p text:style-name="P495">QR934382569BR</text:p>
        </text:list-item>
        <text:list-item>
          <text:p text:style-name="P496">SY536378053BR</text:p>
        </text:list-item>
        <text:list-item>
          <text:p text:style-name="P497">QR934361246BR</text:p>
        </text:list-item>
        <text:list-item>
          <text:p text:style-name="P498">QR934392889BR</text:p>
        </text:list-item>
        <text:list-item>
          <text:p text:style-name="P499">SY536335557BR</text:p>
        </text:list-item>
        <text:list-item>
          <text:p text:style-name="P500">SY534081347BR</text:p>
        </text:list-item>
        <text:list-item>
          <text:p text:style-name="P501">QR935199048BR</text:p>
        </text:list-item>
        <text:list-item>
          <text:p text:style-name="P502">SY536333202BR</text:p>
        </text:list-item>
        <text:list-item>
          <text:p text:style-name="P503">QR934309524BR</text:p>
        </text:list-item>
        <text:list-item>
          <text:p text:style-name="P504">SY536327388BR</text:p>
        </text:list-item>
        <text:list-item>
          <text:p text:style-name="P505">QR934364097BR</text:p>
        </text:list-item>
        <text:list-item>
          <text:p text:style-name="P506">SY536335720BR</text:p>
        </text:list-item>
        <text:list-item>
          <text:p text:style-name="P507">QR932799935BR</text:p>
        </text:list-item>
        <text:list-item>
          <text:p text:style-name="P508">QR933409044BR</text:p>
        </text:list-item>
        <text:list-item>
          <text:p text:style-name="P509">QR932525548BR</text:p>
        </text:list-item>
        <text:list-item>
          <text:p text:style-name="P510">QR935190865BR</text:p>
        </text:list-item>
        <text:list-item>
          <text:p text:style-name="P511">QR934308149BR</text:p>
        </text:list-item>
        <text:list-item>
          <text:p text:style-name="P512">SY533981066BR</text:p>
        </text:list-item>
        <text:list-item>
          <text:p text:style-name="P513">QR934316560BR</text:p>
        </text:list-item>
        <text:list-item>
          <text:p text:style-name="P514">QR932793495BR</text:p>
        </text:list-item>
        <text:list-item>
          <text:p text:style-name="P515">SY533908097BR</text:p>
        </text:list-item>
        <text:list-item>
          <text:p text:style-name="P516">QR932722980BR</text:p>
        </text:list-item>
        <text:list-item>
          <text:p text:style-name="P517">SY532550802BR</text:p>
        </text:list-item>
        <text:list-item>
          <text:p text:style-name="P518">QR933412729BR</text:p>
        </text:list-item>
        <text:list-item>
          <text:p text:style-name="P519">QR932518405BR</text:p>
        </text:list-item>
        <text:list-item>
          <text:p text:style-name="P520">SY536312026BR</text:p>
        </text:list-item>
        <text:list-item>
          <text:p text:style-name="P521">QR933494970BR</text:p>
        </text:list-item>
        <text:list-item>
          <text:p text:style-name="P522">QR932803480BR</text:p>
        </text:list-item>
        <text:list-item>
          <text:p text:style-name="P523">QR933808660BR</text:p>
        </text:list-item>
        <text:list-item>
          <text:p text:style-name="P524">QR933839097BR</text:p>
        </text:list-item>
        <text:list-item>
          <text:p text:style-name="P525">QR932471080BR</text:p>
        </text:list-item>
        <text:list-item>
          <text:p text:style-name="P526">QR933832045BR</text:p>
        </text:list-item>
        <text:list-item>
          <text:p text:style-name="P527">QR933470908BR</text:p>
        </text:list-item>
        <text:list-item>
          <text:p text:style-name="P528">QR933812315BR</text:p>
        </text:list-item>
        <text:list-item>
          <text:p text:style-name="P529">SY536312026BR</text:p>
        </text:list-item>
        <text:list-item>
          <text:p text:style-name="P530">QR934294475BR</text:p>
        </text:list-item>
        <text:list-item>
          <text:p text:style-name="P531">QR935174514BR</text:p>
        </text:list-item>
        <text:list-item>
          <text:p text:style-name="P532">SY536297451BR</text:p>
        </text:list-item>
        <text:list-item>
          <text:p text:style-name="P533">QR935189805BR</text:p>
        </text:list-item>
        <text:list-item>
          <text:p text:style-name="P534">SY536370531BR</text:p>
        </text:list-item>
        <text:list-item>
          <text:p text:style-name="P535">QR932476762BR</text:p>
        </text:list-item>
        <text:list-item>
          <text:p text:style-name="P536">QR935210066BR</text:p>
        </text:list-item>
        <text:list-item>
          <text:p text:style-name="P537">QR935192243BR</text:p>
        </text:list-item>
        <text:list-item>
          <text:p text:style-name="P538">QR935212685BR</text:p>
        </text:list-item>
        <text:list-item>
          <text:p text:style-name="P539">QR935193561BR</text:p>
        </text:list-item>
        <text:list-item>
          <text:p text:style-name="P540">QR934312506BR</text:p>
        </text:list-item>
        <text:list-item>
          <text:p text:style-name="P541">QR931671717BR</text:p>
        </text:list-item>
        <text:list-item>
          <text:p text:style-name="P542">QR935157723BR</text:p>
        </text:list-item>
        <text:list-item>
          <text:p text:style-name="P543">SY534019645BR</text:p>
        </text:list-item>
        <text:list-item>
          <text:p text:style-name="P544">SY532575795BR</text:p>
        </text:list-item>
        <text:list-item>
          <text:p text:style-name="P545">SY534050971BR</text:p>
        </text:list-item>
        <text:list-item>
          <text:p text:style-name="P546">QR935183286BR</text:p>
        </text:list-item>
        <text:list-item>
          <text:p text:style-name="P547">SY534056974BR</text:p>
        </text:list-item>
        <text:list-item>
          <text:p text:style-name="P548">SY536353025BR</text:p>
        </text:list-item>
        <text:list-item>
          <text:p text:style-name="P549">QR934369015BR</text:p>
        </text:list-item>
        <text:list-item>
          <text:p text:style-name="P550">QR932532685BR</text:p>
        </text:list-item>
        <text:list-item>
          <text:p text:style-name="P551">SY536305192BR</text:p>
        </text:list-item>
        <text:list-item>
          <text:p text:style-name="P552">QR934343976BR</text:p>
        </text:list-item>
        <text:list-item>
          <text:p text:style-name="P553">QR934343636BR</text:p>
        </text:list-item>
        <text:list-item>
          <text:p text:style-name="P554">QR933491372BR</text:p>
        </text:list-item>
        <text:list-item>
          <text:p text:style-name="P555">SY536380454BR</text:p>
        </text:list-item>
        <text:list-item>
          <text:p text:style-name="P556">SY536299608BR</text:p>
        </text:list-item>
        <text:list-item>
          <text:p text:style-name="P557">SY532575319BR</text:p>
        </text:list-item>
        <text:list-item>
          <text:p text:style-name="P558">SY536308083BR</text:p>
        </text:list-item>
        <text:list-item>
          <text:p text:style-name="P559">QR935168332BR</text:p>
        </text:list-item>
        <text:list-item>
          <text:p text:style-name="P560">SY536309203BR</text:p>
        </text:list-item>
        <text:list-item>
          <text:p text:style-name="P561">SY534091021BR</text:p>
        </text:list-item>
        <text:list-item>
          <text:p text:style-name="P562">QR934344543BR</text:p>
        </text:list-item>
        <text:list-item>
          <text:p text:style-name="P563">QR935204701BR</text:p>
        </text:list-item>
        <text:list-item>
          <text:p text:style-name="P564">QR935193323BR</text:p>
        </text:list-item>
        <text:list-item>
          <text:p text:style-name="P565">QR934296975BR</text:p>
        </text:list-item>
        <text:list-item>
          <text:p text:style-name="P566">SY534073408BR</text:p>
        </text:list-item>
        <text:list-item>
          <text:p text:style-name="P567">SY536325078BR</text:p>
        </text:list-item>
        <text:list-item>
          <text:p text:style-name="P568">SY534076885BR</text:p>
        </text:list-item>
        <text:list-item>
          <text:p text:style-name="P569">QR934384065BR</text:p>
        </text:list-item>
        <text:list-item>
          <text:p text:style-name="P570">SY536317417BR</text:p>
        </text:list-item>
        <text:list-item>
          <text:p text:style-name="P571">SY536340132BR</text:p>
        </text:list-item>
        <text:list-item>
          <text:p text:style-name="P572">SY536372585BR</text:p>
        </text:list-item>
        <text:list-item>
          <text:p text:style-name="P573">SY536335469BR</text:p>
        </text:list-item>
        <text:list-item>
          <text:p text:style-name="P574">SY536362455BR</text:p>
        </text:list-item>
        <text:list-item>
          <text:p text:style-name="P575">SY536358575BR</text:p>
        </text:list-item>
        <text:list-item>
          <text:p text:style-name="P576">SY536309781BR</text:p>
        </text:list-item>
        <text:list-item>
          <text:p text:style-name="P577">QR935227415BR</text:p>
        </text:list-item>
        <text:list-item>
          <text:p text:style-name="P578">SY536317451BR</text:p>
        </text:list-item>
        <text:list-item>
          <text:p text:style-name="P579">SY536358283BR</text:p>
        </text:list-item>
      </text:list>
      <text:p text:style-name="P5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6%"/>
      <style:text-properties style:font-name="Calibri Light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-0.3194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61312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6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150 Mercado Livre (1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>126<text:s/>Mercado Livre (2°Carro)</text:p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2in" svg:y="-2.80625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139in" svg:y2="-0.04514in" draw:z-index="251665408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6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Junh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6T18:48:00Z</meta:creation-date>
    <dc:date>2024-06-26T18:50:00Z</dc:date>
    <meta:print-date>2024-06-22T13:57:00Z</meta:print-date>
    <meta:template xlink:href="Normal" xlink:type="simple"/>
    <meta:editing-cycles>3</meta:editing-cycles>
    <meta:editing-duration>PT180S</meta:editing-duration>
    <meta:document-statistic meta:page-count="2" meta:paragraph-count="7" meta:word-count="603" meta:character-count="3858" meta:row-count="27" meta:non-whitespace-character-count="3262"/>
  </office:meta>
</office:document-meta>
</file>